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29cm" fo:min-width="0.135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389cm" fo:min-width="3.044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527cm" fo:min-width="4.194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265cm" fo:min-width="0.67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068cm" fo:min-width="1.671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8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17cm" fo:min-width="0.567cm"/>
    </style:style>
    <style:style style:name="gr10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34cm" fo:min-width="3.084cm" fo:padding-top="0.165cm" fo:padding-bottom="0.165cm" fo:padding-left="0.29cm" fo:padding-right="0.29cm"/>
    </style:style>
    <style:style style:name="gr11" style:family="graphic" style:parent-style-name="standard">
      <style:graphic-properties draw:stroke="none" draw:fill="none" fo:min-height="0.55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312cm" fo:min-width="1.51cm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dash" draw:stroke-dash="Dash_20__28_Rounded_29_" svg:stroke-width="0.081cm" svg:stroke-color="#00a933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6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2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objectwithoutfill">
      <style:graphic-properties svg:stroke-color="#ff0000" draw:fill="none" draw:textarea-vertical-align="middle"/>
    </style:style>
    <style:style style:name="gr23" style:family="graphic" style:parent-style-name="objectwithoutfill">
      <style:graphic-properties svg:stroke-color="#00a933" draw:fill="none" draw:textarea-vertical-align="middle"/>
    </style:style>
    <style:style style:name="gr24" style:family="graphic" style:parent-style-name="objectwithoutfill">
      <style:graphic-properties svg:stroke-color="#000000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38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9" style:family="graphic" style:parent-style-name="objectwithoutfill">
      <style:graphic-properties draw:stroke="dash" draw:stroke-dash="Dash" svg:stroke-width="0.081cm" svg:stroke-color="#00a933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pr1" style:family="presentation" style:parent-style-name="Default-subtitle" style:list-style-name="L1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1.91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0000" loext:opacity="100%"/>
    </style:style>
    <style:style style:name="P12" style:family="paragraph">
      <loext:graphic-properties draw:fill="none" draw:fill-color="#ffffff"/>
      <style:paragraph-properties fo:text-align="center"/>
      <style:text-properties fo:color="#ff0000" loext:opacity="100%"/>
    </style:style>
    <style:style style:name="P13" style:family="paragraph">
      <style:paragraph-properties fo:text-align="center"/>
      <style:text-properties fo:color="#00a933" loext:opacity="100%"/>
    </style:style>
    <style:style style:name="P14" style:family="paragraph">
      <loext:graphic-properties draw:fill="none" draw:fill-color="#ffffff"/>
      <style:paragraph-properties fo:text-align="center"/>
      <style:text-properties fo:color="#00a933" loext:opacity="100%"/>
    </style:style>
    <style:style style:name="P15" style:family="paragraph">
      <style:paragraph-properties fo:text-align="center"/>
      <style:text-properties fo:font-size="14pt" fo:font-weight="bold" fo:background-color="#ffff00" style:font-size-asian="14pt" style:font-weight-asian="bold" style:font-size-complex="14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14pt" fo:font-weight="bold" fo:background-color="#ffff00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0000" loext:opacity="100%"/>
    </style:style>
    <style:style style:name="T5" style:family="text">
      <style:text-properties fo:color="#00a933" loext:opacity="100%"/>
    </style:style>
    <style:style style:name="T6" style:family="text">
      <style:text-properties fo:font-size="14pt" fo:font-weight="bold" fo:background-color="#ffff00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1.112cm" svg:x="1.471cm" svg:y="2.578cm" presentation:class="subtitle" presentation:user-transformed="true">
          <draw:text-box>
            <text:p text:style-name="P1"><text:span text:style-name="T1">Autom</text:span><text:span text:style-name="T1">ated </text:span><text:span text:style-name="T1">Garden </text:span><text:span text:style-name="T1">Wateri</text:span><text:span text:style-name="T1">ng </text:span><text:span text:style-name="T1">System </text:span><text:span text:style-name="T1">Prototy</text:span><text:span text:style-name="T1">pe</text:span></text:p>
            <text:p text:style-name="P1"><text:span text:style-name="T2"/></text:p>
            <text:p text:style-name="P1"><text:span text:style-name="T2">CS50 </text:span><text:span text:style-name="T2">Final </text:span><text:span text:style-name="T2">Project</text:span></text:p>
            <text:p text:style-name="P1"><text:span text:style-name="T2"/></text:p>
            <text:p text:style-name="P1"><text:span text:style-name="T2">James </text:span><text:span text:style-name="T2">Sands</text:span></text:p>
            <text:p text:style-name="P1"><text:span text:style-name="T2">Northvill</text:span><text:span text:style-name="T2">e, MI, </text:span><text:span text:style-name="T2">U.S.A.</text:span></text:p>
            <text:p text:style-name="P1"><text:span text:style-name="T2"/></text:p>
            <text:p text:style-name="P1"><text:span text:style-name="T2">12/29/2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0.635cm" svg:height="2.54cm" draw:transform="rotate (-3.11593631358548) translate (5.121cm 13.49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4" draw:layer="layout" svg:width="0.635cm" svg:height="2.54cm" draw:transform="rotate (-3.11593631358548) translate (5.12cm 10.159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presentation:style-name="pr3" draw:layer="layout" svg:width="25.199cm" svg:height="1.912cm" svg:x="1.4cm" svg:y="0.628cm" presentation:class="title" presentation:user-transformed="true">
          <draw:text-box>
            <text:p text:style-name="P5">Schematic</text:p>
          </draw:text-box>
        </draw:frame>
        <draw:g xml:id="id2" draw:id="id2">
          <draw:custom-shape draw:style-name="gr3" draw:text-style-name="P4" draw:layer="layout" svg:width="3.81cm" svg:height="1.905cm" svg:x="8.353cm" svg:y="3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3.81cm" svg:height="0.806cm" svg:x="8.353cm" svg:y="4.445cm">
            <draw:text-box>
              <text:p text:style-name="P6"><text:span text:style-name="T3">Relay Pack</text:span></text:p>
            </draw:text-box>
          </draw:frame>
          <draw:custom-shape draw:style-name="gr3" draw:text-style-name="P4" draw:layer="layout" svg:width="3.81cm" svg:height="1.905cm" svg:x="8.354cm" svg:y="3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3.81cm" svg:height="1.905cm" svg:x="8.355cm" svg:y="3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4" draw:text-style-name="P7" draw:layer="layout" svg:width="3.81cm" svg:height="1.916cm" svg:x="15.908cm" svg:y="7.665cm">
            <draw:text-box>
              <text:p text:style-name="P6"><text:span text:style-name="T3">ESP 8266</text:span></text:p>
              <text:p text:style-name="P6"><text:span text:style-name="T3">Micro- Controller</text:span></text:p>
            </draw:text-box>
          </draw:frame>
          <draw:custom-shape draw:style-name="gr5" draw:text-style-name="P4" draw:layer="layout" svg:width="5.082cm" svg:height="3.165cm" svg:x="15.238cm" svg:y="6.9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" draw:id="id1">
          <draw:custom-shape draw:style-name="gr6" draw:text-style-name="P4" draw:layer="layout" svg:width="1.249cm" svg:height="2.55cm" draw:transform="rotate (-1.57899937427927) translate (6.15cm 6.271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text-style-name="P9" draw:layer="layout" svg:width="1.905cm" svg:height="0.806cm" svg:x="3.925cm" svg:y="6.479cm">
            <draw:text-box>
              <text:p text:style-name="P8"><text:span text:style-name="T3">Valve</text:span></text:p>
            </draw:text-box>
          </draw:frame>
        </draw:g>
        <draw:g>
          <draw:custom-shape draw:style-name="gr7" draw:text-style-name="P4" draw:layer="layout" svg:width="2.493cm" svg:height="2.64cm" svg:x="16.927cm" svg:y="3.0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7" draw:layer="layout" svg:width="2.493cm" svg:height="1.916cm" svg:x="16.927cm" svg:y="3.375cm">
            <draw:text-box>
              <text:p text:style-name="P6"><text:span text:style-name="T3">Logic Level Shifter</text:span></text:p>
            </draw:text-box>
          </draw:frame>
        </draw:g>
        <draw:custom-shape draw:style-name="gr9" draw:text-style-name="P10" draw:layer="layout" svg:width="1.905cm" svg:height="1.905cm" svg:x="3.81cm" svg:y="9.52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10" draw:layer="layout" svg:width="1.905cm" svg:height="1.905cm" svg:x="3.81cm" svg:y="12.82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0" draw:text-style-name="P4" draw:layer="layout" svg:width="3.844cm" svg:height="1.85cm" svg:x="8.321cm" svg:y="6.7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4" draw:layer="layout" svg:width="3.012cm" svg:height="1.916cm" svg:x="8.74cm" svg:y="6.783cm">
            <draw:text-box>
              <text:p text:style-name="P10"><text:span text:style-name="T3"><text:s/>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text:span text:style-name="T3">P</text:span><text:span text:style-name="T3">o</text:span><text:span text:style-name="T3">w</text:span><text:span text:style-name="T3">e</text:span><text:span text:style-name="T3">r</text:span><text:span text:style-name="T3"> </text:span><text:span text:style-name="T3">S</text:span><text:span text:style-name="T3">u</text:span><text:span text:style-name="T3">p</text:span><text:span text:style-name="T3">p</text:span><text:span text:style-name="T3">l</text:span><text:span text:style-name="T3">y</text:span></text:p>
            </draw:text-box>
          </draw:frame>
        </draw:g>
        <draw:frame draw:style-name="gr12" draw:text-style-name="P9" draw:layer="layout" svg:width="2.6cm" svg:height="0.806cm" svg:x="1.095cm" svg:y="8.819cm">
          <draw:text-box>
            <text:p><text:span text:style-name="T3">S</text:span><text:span text:style-name="T3">e</text:span><text:span text:style-name="T3">ns</text:span><text:span text:style-name="T3">or </text:span><text:span text:style-name="T3">1</text:span></text:p>
          </draw:text-box>
        </draw:frame>
        <draw:frame draw:style-name="gr12" draw:text-style-name="P9" draw:layer="layout" svg:width="2.6cm" svg:height="0.806cm" svg:x="0.995cm" svg:y="12.119cm">
          <draw:text-box>
            <text:p><text:span text:style-name="T3">Se</text:span><text:span text:style-name="T3">ns</text:span><text:span text:style-name="T3">or </text:span><text:span text:style-name="T3">2</text:span></text:p>
          </draw:text-box>
        </draw:frame>
        <draw:g>
          <draw:custom-shape draw:style-name="gr13" draw:text-style-name="P4" draw:layer="layout" svg:width="2.158cm" svg:height="0.71cm" svg:x="16.792cm" svg:y="13.7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158cm" svg:height="0.806cm" svg:x="16.792cm" svg:y="13.799cm">
            <draw:text-box>
              <text:p text:style-name="P6"><text:span text:style-name="T3">A</text:span><text:span text:style-name="T3">m</text:span><text:span text:style-name="T3">p</text:span></text:p>
            </draw:text-box>
          </draw:frame>
        </draw:g>
        <draw:g>
          <draw:custom-shape draw:style-name="gr13" draw:text-style-name="P4" draw:layer="layout" svg:width="2.158cm" svg:height="0.71cm" svg:x="16.771cm" svg:y="12.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158cm" svg:height="0.806cm" svg:x="16.77cm" svg:y="12.359cm">
            <draw:text-box>
              <text:p text:style-name="P6"><text:span text:style-name="T3">Amp</text:span></text:p>
            </draw:text-box>
          </draw:frame>
        </draw:g>
        <draw:g>
          <draw:line draw:style-name="gr14" draw:text-style-name="P4" draw:layer="layout" svg:x1="25.185cm" svg:y1="3.312cm" svg:x2="25.185cm" svg:y2="14.305cm">
            <text:p/>
          </draw:line>
          <draw:line draw:style-name="gr15" draw:text-style-name="P4" draw:layer="layout" svg:x1="25.885cm" svg:y1="3.312cm" svg:x2="25.885cm" svg:y2="14.305cm">
            <text:p/>
          </draw:line>
          <draw:frame draw:style-name="gr16" draw:text-style-name="P12" draw:layer="layout" svg:width="1.27cm" svg:height="1.211cm" svg:x="24.465cm" svg:y="2.046cm">
            <draw:text-box>
              <text:p text:style-name="P11"><text:span text:style-name="T4">+</text:span></text:p>
            </draw:text-box>
          </draw:frame>
          <draw:frame draw:style-name="gr17" draw:text-style-name="P14" draw:layer="layout" svg:width="1.27cm" svg:height="1.374cm" svg:x="25.3cm" svg:y="1.938cm">
            <draw:text-box>
              <text:p text:style-name="P13"><text:span text:style-name="T5">-</text:span></text:p>
            </draw:text-box>
          </draw:frame>
        </draw:g>
        <draw:g>
          <draw:line draw:style-name="gr14" draw:text-style-name="P4" draw:layer="layout" svg:x1="13.119cm" svg:y1="3.057cm" svg:x2="13.119cm" svg:y2="10.395cm">
            <text:p/>
          </draw:line>
          <draw:line draw:style-name="gr15" draw:text-style-name="P4" draw:layer="layout" svg:x1="13.819cm" svg:y1="3.057cm" svg:x2="13.819cm" svg:y2="10.395cm">
            <text:p/>
          </draw:line>
          <draw:frame draw:style-name="gr18" draw:text-style-name="P12" draw:layer="layout" svg:width="1.27cm" svg:height="1.042cm" svg:x="12.5cm" svg:y="2.212cm">
            <draw:text-box>
              <text:p text:style-name="P11"><text:span text:style-name="T4">+</text:span></text:p>
            </draw:text-box>
          </draw:frame>
          <draw:frame draw:style-name="gr18" draw:text-style-name="P14" draw:layer="layout" svg:width="1.27cm" svg:height="1.042cm" svg:x="13.335cm" svg:y="2.14cm">
            <draw:text-box>
              <text:p text:style-name="P13"><text:span text:style-name="T5">-</text:span></text:p>
            </draw:text-box>
          </draw:frame>
        </draw:g>
        <draw:frame draw:style-name="gr19" draw:text-style-name="P16" draw:layer="layout" svg:width="1.805cm" svg:height="0.806cm" svg:x="12.5cm" svg:y="10.36cm">
          <draw:text-box>
            <text:p text:style-name="P15"><text:span text:style-name="T6">5V</text:span></text:p>
          </draw:text-box>
        </draw:frame>
        <draw:frame draw:style-name="gr19" draw:text-style-name="P16" draw:layer="layout" svg:width="2.705cm" svg:height="0.806cm" svg:x="24.2cm" svg:y="14.36cm">
          <draw:text-box>
            <text:p text:style-name="P15"><text:span text:style-name="T6">3.3V</text:span></text:p>
          </draw:text-box>
        </draw:frame>
        <draw:line draw:style-name="gr20" draw:text-style-name="P4" draw:layer="layout" svg:x1="4.645cm" svg:y1="8.255cm" svg:x2="4.645cm" svg:y2="8.89cm">
          <text:p/>
        </draw:line>
        <draw:line draw:style-name="gr20" draw:text-style-name="P4" draw:layer="layout" svg:x1="4.645cm" svg:y1="8.255cm" svg:x2="16.77cm" svg:y2="12.36cm">
          <text:p/>
        </draw:line>
        <draw:line draw:style-name="gr20" draw:text-style-name="P4" draw:layer="layout" svg:x1="5.12cm" svg:y1="8.89cm" svg:x2="16.771cm" svg:y2="12.7cm">
          <text:p/>
        </draw:line>
        <draw:line draw:style-name="gr20" draw:text-style-name="P4" draw:layer="layout" svg:x1="5.08cm" svg:y1="12.36cm" svg:x2="16.792cm" svg:y2="14.27cm">
          <text:p/>
        </draw:line>
        <draw:line draw:style-name="gr20" draw:text-style-name="P4" draw:layer="layout" svg:x1="4.532cm" svg:y1="11.794cm" svg:x2="16.792cm" svg:y2="13.97cm">
          <text:p/>
        </draw:line>
        <draw:line draw:style-name="gr20" draw:text-style-name="P4" draw:layer="layout" svg:x1="4.532cm" svg:y1="12.36cm" svg:x2="4.532cm" svg:y2="11.794cm">
          <text:p/>
        </draw:line>
        <draw:connector draw:style-name="gr21" draw:text-style-name="P10" draw:layer="layout" svg:x1="4.87cm" svg:y1="6.25cm" svg:x2="8.353cm" svg:y2="4.762cm" draw:start-shape="id1" draw:start-glue-point="0" draw:end-shape="id2" draw:end-glue-point="3" svg:d="M4870 6250v-1488h3483" svg:viewBox="0 0 3484 1489">
          <text:p/>
        </draw:connector>
        <draw:line draw:style-name="gr20" draw:text-style-name="P4" draw:layer="layout" svg:x1="5.68cm" svg:y1="7.52cm" svg:x2="5.68cm" svg:y2="8.255cm">
          <text:p/>
        </draw:line>
        <draw:line draw:style-name="gr20" draw:text-style-name="P4" draw:layer="layout" svg:x1="5.68cm" svg:y1="8.255cm" svg:x2="6.95cm" svg:y2="8.255cm">
          <text:p/>
        </draw:line>
        <draw:line draw:style-name="gr20" draw:text-style-name="P4" draw:layer="layout" svg:x1="6.92cm" svg:y1="8.255cm" svg:x2="6.92cm" svg:y2="7.62cm">
          <text:p/>
        </draw:line>
        <draw:line draw:style-name="gr20" draw:text-style-name="P4" draw:layer="layout" svg:x1="6.35cm" svg:y1="7.62cm" svg:x2="7.62cm" svg:y2="7.62cm">
          <text:p/>
        </draw:line>
        <draw:line draw:style-name="gr20" draw:text-style-name="P4" draw:layer="layout" svg:x1="6.65cm" svg:y1="7.285cm" svg:x2="7.285cm" svg:y2="7.285cm">
          <text:p/>
        </draw:line>
        <draw:line draw:style-name="gr20" draw:text-style-name="P4" draw:layer="layout" svg:x1="6.985cm" svg:y1="7.285cm" svg:x2="6.985cm" svg:y2="5.38cm">
          <text:p/>
        </draw:line>
        <draw:line draw:style-name="gr20" draw:text-style-name="P4" draw:layer="layout" svg:x1="6.985cm" svg:y1="5.395cm" svg:x2="8.306cm" svg:y2="5.395cm">
          <text:p/>
        </draw:line>
        <draw:line draw:style-name="gr22" draw:text-style-name="P4" draw:layer="layout" svg:x1="12.163cm" svg:y1="4.445cm" svg:x2="13.119cm" svg:y2="4.445cm">
          <text:p/>
        </draw:line>
        <draw:line draw:style-name="gr23" draw:text-style-name="P4" draw:layer="layout" svg:x1="12.163cm" svg:y1="4.951cm" svg:x2="13.819cm" svg:y2="4.951cm">
          <text:p/>
        </draw:line>
        <draw:line draw:style-name="gr22" draw:text-style-name="P4" draw:layer="layout" svg:x1="12.163cm" svg:y1="7.345cm" svg:x2="13.119cm" svg:y2="7.345cm">
          <text:p/>
        </draw:line>
        <draw:line draw:style-name="gr23" draw:text-style-name="P4" draw:layer="layout" svg:x1="12.163cm" svg:y1="7.851cm" svg:x2="13.819cm" svg:y2="7.851cm">
          <text:p/>
        </draw:line>
        <draw:line draw:style-name="gr24" draw:text-style-name="P4" draw:layer="layout" svg:x1="12.163cm" svg:y1="4.145cm" svg:x2="16.927cm" svg:y2="4.145cm">
          <text:p/>
        </draw:line>
        <draw:frame draw:style-name="gr25" draw:text-style-name="P7" draw:layer="layout" svg:width="3.326cm" svg:height="1.916cm" svg:x="13.819cm" svg:y="3.502cm">
          <draw:text-box>
            <text:p text:style-name="P6"><text:span text:style-name="T3">Rel</text:span><text:span text:style-name="T3">ay </text:span><text:span text:style-name="T3">Sig</text:span><text:span text:style-name="T3">nal </text:span><text:span text:style-name="T3">(5</text:span><text:span text:style-name="T3">V)</text:span></text:p>
          </draw:text-box>
        </draw:frame>
        <draw:line draw:style-name="gr24" draw:text-style-name="P4" draw:layer="layout" svg:x1="18.215cm" svg:y1="5.715cm" svg:x2="18.215cm" svg:y2="6.995cm">
          <text:p/>
        </draw:line>
        <draw:frame draw:style-name="gr26" draw:text-style-name="P7" draw:layer="layout" svg:width="4.855cm" svg:height="1.361cm" svg:x="18.005cm" svg:y="6.003cm">
          <draw:text-box>
            <text:p text:style-name="P6"><text:span text:style-name="T3">Relay Signal (3.3V)</text:span></text:p>
          </draw:text-box>
        </draw:frame>
        <draw:line draw:style-name="gr22" draw:text-style-name="P4" draw:layer="layout" svg:x1="19.42cm" svg:y1="4.01cm" svg:x2="25.185cm" svg:y2="4.01cm">
          <text:p/>
        </draw:line>
        <draw:line draw:style-name="gr23" draw:text-style-name="P4" draw:layer="layout" svg:x1="19.463cm" svg:y1="4.445cm" svg:x2="25.885cm" svg:y2="4.445cm">
          <text:p/>
        </draw:line>
        <draw:line draw:style-name="gr22" draw:text-style-name="P4" draw:layer="layout" svg:x1="20.32cm" svg:y1="8.01cm" svg:x2="25.186cm" svg:y2="8.01cm">
          <text:p/>
        </draw:line>
        <draw:line draw:style-name="gr23" draw:text-style-name="P4" draw:layer="layout" svg:x1="20.32cm" svg:y1="8.945cm" svg:x2="25.885cm" svg:y2="8.945cm">
          <text:p/>
        </draw:line>
        <draw:line draw:style-name="gr23" draw:text-style-name="P4" draw:layer="layout" svg:x1="18.95cm" svg:y1="14.305cm" svg:x2="25.886cm" svg:y2="14.305cm">
          <text:p/>
        </draw:line>
        <draw:line draw:style-name="gr22" draw:text-style-name="P4" draw:layer="layout" svg:x1="18.95cm" svg:y1="14.01cm" svg:x2="25.186cm" svg:y2="14.01cm">
          <text:p/>
        </draw:line>
        <draw:line draw:style-name="gr22" draw:text-style-name="P4" draw:layer="layout" svg:x1="18.95cm" svg:y1="12.61cm" svg:x2="25.186cm" svg:y2="12.61cm">
          <text:p/>
        </draw:line>
        <draw:line draw:style-name="gr23" draw:text-style-name="P4" draw:layer="layout" svg:x1="18.95cm" svg:y1="12.905cm" svg:x2="25.886cm" svg:y2="12.905cm">
          <text:p/>
        </draw:line>
        <draw:frame draw:style-name="gr27" draw:text-style-name="P17" draw:layer="layout" svg:width="2.54cm" svg:height="0.635cm" svg:x="0.635cm" svg:y="10.795cm">
          <draw:text-box>
            <text:p/>
          </draw:text-box>
        </draw:frame>
        <draw:frame draw:style-name="gr28" draw:text-style-name="P9" draw:layer="layout" svg:width="1.247cm" svg:height="0.806cm" svg:x="4.135cm" svg:y="10.295cm">
          <draw:text-box>
            <text:p><text:span text:style-name="T3">Pot</text:span></text:p>
          </draw:text-box>
        </draw:frame>
        <draw:frame draw:style-name="gr28" draw:text-style-name="P9" draw:layer="layout" svg:width="1.247cm" svg:height="0.806cm" svg:x="4.136cm" svg:y="13.495cm">
          <draw:text-box>
            <text:p><text:span text:style-name="T3">Pot</text:span></text:p>
          </draw:text-box>
        </draw:frame>
        <draw:line draw:style-name="gr29" draw:text-style-name="P4" draw:layer="layout" svg:x1="13.819cm" svg:y1="10.36cm" svg:x2="25.906cm" svg:y2="10.351cm">
          <text:p/>
        </draw:line>
        <draw:line draw:style-name="gr22" draw:text-style-name="P4" draw:layer="layout" svg:x1="13.119cm" svg:y1="8.255cm" svg:x2="15.24cm" svg:y2="8.255cm">
          <text:p/>
        </draw:line>
        <draw:line draw:style-name="gr23" draw:text-style-name="P4" draw:layer="layout" svg:x1="13.819cm" svg:y1="8.89cm" svg:x2="15.238cm" svg:y2="8.89cm">
          <text:p/>
        </draw:lin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8T15:31:56.938324567</meta:creation-date>
    <dc:date>2022-12-29T19:09:55.779621706</dc:date>
    <meta:editing-duration>PT8H11M24S</meta:editing-duration>
    <meta:editing-cycles>13</meta:editing-cycles>
    <meta:generator>LibreOffice/7.3.6.2$Linux_X86_64 LibreOffice_project/30$Build-2</meta:generator>
    <meta:document-statistic meta:object-count="104"/>
  </office:meta>
</office:document-meta>
</file>